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223" officeooo:paragraph-rsid="0000f223"/>
    </style:style>
    <style:style style:name="P2" style:family="paragraph" style:parent-style-name="Standard">
      <style:text-properties officeooo:rsid="0000f223" officeooo:paragraph-rsid="00013fab"/>
    </style:style>
    <style:style style:name="P3" style:family="paragraph" style:parent-style-name="Standard">
      <style:text-properties officeooo:rsid="0000f223" officeooo:paragraph-rsid="000663ff"/>
    </style:style>
    <style:style style:name="P4" style:family="paragraph" style:parent-style-name="Standard">
      <style:paragraph-properties fo:text-align="end" style:justify-single-word="false"/>
      <style:text-properties fo:font-size="18pt" officeooo:rsid="0000f223" officeooo:paragraph-rsid="0000f223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0f223" officeooo:paragraph-rsid="0000f223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0f223" officeooo:paragraph-rsid="0000f223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15pt" officeooo:rsid="0000f223" officeooo:paragraph-rsid="0000f223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officeooo:rsid="0000f223" officeooo:paragraph-rsid="0000f223" style:font-size-asian="15pt" style:font-size-complex="15pt"/>
    </style:style>
    <style:style style:name="P9" style:family="paragraph" style:parent-style-name="Standard">
      <style:text-properties officeooo:rsid="00013fab" officeooo:paragraph-rsid="00013fab"/>
    </style:style>
    <style:style style:name="P10" style:family="paragraph" style:parent-style-name="Standard">
      <style:text-properties style:font-name="Courier" fo:font-size="10pt" officeooo:rsid="0002e145" officeooo:paragraph-rsid="0002e145" style:font-size-asian="10pt" style:font-size-complex="10pt"/>
    </style:style>
    <style:style style:name="P11" style:family="paragraph" style:parent-style-name="Standard">
      <style:text-properties style:font-name="Courier" fo:font-size="10pt" officeooo:rsid="0002e145" officeooo:paragraph-rsid="0000f223" style:font-size-asian="10pt" style:font-size-complex="10pt"/>
    </style:style>
    <style:style style:name="P12" style:family="paragraph" style:parent-style-name="Standard">
      <style:text-properties style:font-name="Courier" fo:font-size="10pt" officeooo:rsid="000663ff" officeooo:paragraph-rsid="000663ff" style:font-size-asian="10pt" style:font-size-complex="10pt"/>
    </style:style>
    <style:style style:name="P13" style:family="paragraph" style:parent-style-name="Standard">
      <style:text-properties style:font-name="Courier" officeooo:rsid="000663ff" officeooo:paragraph-rsid="000663ff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013fab" officeooo:paragraph-rsid="0000f22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3a144" officeooo:paragraph-rsid="0003a144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663ff" officeooo:paragraph-rsid="000663ff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tyle="italic" officeooo:rsid="0002e145" officeooo:paragraph-rsid="0000f223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e080" officeooo:paragraph-rsid="0003a14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63ff" officeooo:paragraph-rsid="000663f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officeooo:rsid="0003a144" officeooo:paragraph-rsid="0003a144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4516" officeooo:paragraph-rsid="0008451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13f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ca5f"/>
    </style:style>
    <style:style style:name="T4" style:family="text">
      <style:text-properties officeooo:rsid="000663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663ff" style:font-style-asian="italic" style:font-style-complex="italic"/>
    </style:style>
    <style:style style:name="T7" style:family="text">
      <style:text-properties fo:font-style="normal" officeooo:rsid="000663ff" style:font-style-asian="normal" style:font-style-complex="normal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0663ff" style:font-size-asian="14pt" style:font-weight-asian="bold" style:font-size-complex="14pt" style:font-weight-complex="bold"/>
    </style:style>
    <style:style style:name="T10" style:family="text">
      <style:text-properties officeooo:rsid="00071a60"/>
    </style:style>
    <style:style style:name="T11" style:family="text">
      <style:text-properties officeooo:rsid="0008451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Лабараторная работа <text:span text:style-name="T1">№2</text:span></text:p>
      <text:p text:style-name="P6">“<text:span text:style-name="T4">Лікавае інтэграванне з дапамогай квадратурных формулаў Гаўса</text:span>”</text:p>
      <text:p text:style-name="P5"/>
      <text:p text:style-name="P4"/>
      <text:p text:style-name="P4"/>
      <text:p text:style-name="P4">выканаў: Богдан Уладзіслаў</text:p>
      <text:p text:style-name="P4">ФПМІ, 2 курс, 1 група</text:p>
      <text:p text:style-name="P4"/>
      <text:p text:style-name="P4">выкладчык: Нікіфараў І. В.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БДУ, Мінск, 2016</text:p>
      <text:p text:style-name="P14"><text:soft-page-break/>Задача</text:p>
      <text:p text:style-name="P1"/>
      <text:p text:style-name="P3">Дадзен<text:span text:style-name="T4">ы</text:span> <text:span text:style-name="T4">інтэграл </text:span><text:span text:style-name="T4"><draw:frame draw:style-name="fr1" draw:name="Object1" text:anchor-type="as-char" svg:y="-0.743cm" svg:width="2.115cm" svg:height="1.22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. Палічыць яго з дакланасцю </text:span><text:span text:style-name="T6"><draw:frame draw:style-name="fr1" draw:name="Object2" text:anchor-type="as-char" svg:y="-0.437cm" svg:width="1.506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, вызначыць колькасць вузлоў </text:span><text:span text:style-name="T7"><draw:frame draw:style-name="fr1" draw:name="Object3" text:anchor-type="as-char" svg:y="-0.377cm" svg:width="0.42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, на якіх дакладнасць дасягаецца (пачаткова <text:s/></text:span><text:span text:style-name="T7"><draw:frame draw:style-name="fr1" draw:name="Object7" text:anchor-type="as-char" svg:y="-0.377cm" svg:width="0.991cm" svg:height="0.469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 ), шляхам павелічэння колькасці вузлоў у 2 разы.</text:span></text:p>
      <text:p text:style-name="P9"/>
      <text:p text:style-name="P20"><text:span text:style-name="T8">Па</text:span><text:span text:style-name="T9">длік інтэграла і вызначэнне колькасці вузлоў</text:span></text:p>
      <text:p text:style-name="P1"/>
      <text:p text:style-name="P2"><text:span text:style-name="T1">Ніжэй прыведзены к</text:span>од <text:span text:style-name="T1">(на мове Go), які знаходзіць значэнне інтэграла і вызначае колькасць вузлоў.</text:span></text:p>
      <text:p text:style-name="P11"/>
      <text:p text:style-name="P12">package main</text:p>
      <text:p text:style-name="P12"/>
      <text:p text:style-name="P12">import (</text:p>
      <text:p text:style-name="P12"><text:s text:c="4"/>"fmt"</text:p>
      <text:p text:style-name="P12"><text:s text:c="4"/>"math"</text:p>
      <text:p text:style-name="P12">)</text:p>
      <text:p text:style-name="P12"/>
      <text:p text:style-name="P12">const EPS float64 = 1e-6</text:p>
      <text:p text:style-name="P12">const INF float64 = 9999999999.</text:p>
      <text:p text:style-name="P12"/>
      <text:p text:style-name="P12">// Integral's limits</text:p>
      <text:p text:style-name="P12">const L float64 = 0.</text:p>
      <text:p text:style-name="P12">const R float64 = 2.5</text:p>
      <text:p text:style-name="P12"/>
      <text:p text:style-name="P12">// The function</text:p>
      <text:p text:style-name="P12">func f(x float64) float64 {</text:p>
      <text:p text:style-name="P12"><text:s text:c="4"/>return 1 / math.Sqrt(3*x*x + 4)</text:p>
      <text:p text:style-name="P12">}</text:p>
      <text:p text:style-name="P12"/>
      <text:p text:style-name="P12">func main() {</text:p>
      <text:p text:style-name="P12"><text:s text:c="4"/>n := 5.</text:p>
      <text:p text:style-name="P12"><text:s text:c="4"/>prev := INF</text:p>
      <text:p text:style-name="P12"><text:s text:c="4"/>for {</text:p>
      <text:p text:style-name="P12"><text:s text:c="8"/>cur := 0.</text:p>
      <text:p text:style-name="P12"><text:s text:c="8"/>h := (R-L) / n</text:p>
      <text:p text:style-name="P12"><text:s text:c="8"/>for i := 0.; i &lt; n; i++ {</text:p>
      <text:p text:style-name="P12"><text:s text:c="12"/>point := L + h * (i + 0.5)</text:p>
      <text:p text:style-name="P12"><text:s text:c="12"/>cur += f(point)</text:p>
      <text:p text:style-name="P12"><text:s text:c="8"/>}</text:p>
      <text:p text:style-name="P12"><text:s text:c="8"/>cur *= h</text:p>
      <text:p text:style-name="P12"><text:s text:c="8"/>if math.Abs(cur - prev) &lt; EPS {</text:p>
      <text:p text:style-name="P12"><text:s text:c="12"/>fmt.Println("Number of nodes: ", n)</text:p>
      <text:p text:style-name="P12"><text:s text:c="12"/>fmt.Println("Integral: ", cur)</text:p>
      <text:p text:style-name="P12"><text:s text:c="12"/>return</text:p>
      <text:p text:style-name="P12"><text:s text:c="8"/>} else {</text:p>
      <text:p text:style-name="P12"><text:s text:c="12"/>prev = cur</text:p>
      <text:p text:style-name="P12"><text:s text:c="12"/>n *= 2</text:p>
      <text:p text:style-name="P12"><text:s text:c="8"/>}</text:p>
      <text:p text:style-name="P12"><text:s text:c="4"/>}</text:p>
      <text:p text:style-name="P12">}</text:p>
      <text:p text:style-name="P10">end</text:p>
      <text:p text:style-name="P1"/>
      <text:p text:style-name="P9"/>
      <text:p text:style-name="P9"/>
      <text:p text:style-name="P9"/>
      <text:p text:style-name="P9"><text:soft-page-break/>Дадзеная праграма <text:span text:style-name="T11">выводзіць </text:span>наступн<text:span text:style-name="T11">ае</text:span>:</text:p>
      <text:p text:style-name="P1"/>
      <text:p text:style-name="P13">Number of nodes: <text:s/><text:span text:style-name="T2">320</text:span> </text:p>
      <text:p text:style-name="P13">Integral: <text:s/><text:span text:style-name="T2">0.874748</text:span></text:p>
      <text:p text:style-name="P17"/>
      <text:p text:style-name="P16">Высновы</text:p>
      <text:p text:style-name="P16"/>
      <text:p text:style-name="P21">Падлічылі значэнне інтэграла.</text:p>
      <text:p text:style-name="P19">Патрэбная нам дакладнасць <text:span text:style-name="T5"><draw:frame draw:style-name="fr1" draw:name="Object4" text:anchor-type="as-char" svg:y="-0.437cm" svg:width="1.506cm" svg:height="0.53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была дасягнутая на 320 вузлах: з таго, што <draw:frame draw:style-name="fr2" draw:name="Object5" text:anchor-type="as-char" svg:y="-0.377cm" svg:width="0.422cm" svg:height="0.467cm" draw:z-index="5"><draw:object xlink:href="./Object 5" xlink:type="simple" xlink:show="embed" xlink:actuate="onLoad"/><draw:image xlink:href="./ObjectReplacements/Object 5" xlink:type="simple" xlink:show="embed" xlink:actuate="onLoad"/></draw:frame><text:span text:style-name="T10"> павялічваліся шляхам падваення, робім выснову, што на 160 вузлах патрэбная нам дакладнасць не дасягалася.</text:span></text:p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00:22:43.920523636</meta:creation-date>
    <dc:date>2016-05-18T23:00:06.578100706</dc:date>
    <meta:editing-duration>PT58M24S</meta:editing-duration>
    <meta:editing-cycles>4</meta:editing-cycles>
    <meta:generator>LibreOffice/4.2.8.2$Linux_X86_64 LibreOffice_project/420m0$Build-2</meta:generator>
    <meta:document-statistic meta:table-count="0" meta:image-count="0" meta:object-count="6" meta:page-count="3" meta:paragraph-count="52" meta:word-count="228" meta:character-count="1444" meta:non-whitespace-character-count="1086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n>0</mn>
        <mn>2.5</mn>
      </munderover>
      <mfrac>
        <mi mathvariant="italic">dx</mi>
        <msqrt>
          <mrow>
            <mn>3</mn>
            <mrow>
              <msup>
                <mi>x</mi>
                <mn>2</mn>
              </msup>
              <mo stretchy="false">+</mo>
              <mn>4</mn>
            </mrow>
          </mrow>
        </msqrt>
      </mfrac>
    </mrow>
    <annotation encoding="StarMath 5.0">int from{0} to {2.5} {{dx} over { sqrt{3x^2+4} }}  </annotation>
  </semantics>
</math>
</file>

<file path=Object 2/content.xml><?xml version="1.0" encoding="utf-8"?>
<math xmlns="http://www.w3.org/1998/Math/MathML" display="block">
  <semantics>
    <mrow>
      <mi>e</mi>
      <mo stretchy="false">=</mo>
      <msup>
        <mn>10</mn>
        <mrow>
          <mo stretchy="false">−</mo>
          <mn>6</mn>
        </mrow>
      </msup>
    </mrow>
    <annotation encoding="StarMath 5.0">e = 10^-6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i>e</mi>
      <mo stretchy="false">=</mo>
      <msup>
        <mn>10</mn>
        <mrow>
          <mo stretchy="false">−</mo>
          <mn>6</mn>
        </mrow>
      </msup>
    </mrow>
    <annotation encoding="StarMath 5.0">e = 10^-6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row>
      <mi>n</mi>
      <mo stretchy="false">=</mo>
      <mn>5</mn>
    </mrow>
    <annotation encoding="StarMath 5.0">n = 5
</annotation>
  </semantics>
</math>
</file>